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gif" manifest:full-path="Pictures/10000000000000450000001ADB53E15A.gi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Bliss" svg:font-family="Blis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liss1" svg:font-family="Bliss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1" style:font-size-asian="12pt" style:language-asian="en" style:country-asian="AU" style:font-weight-asian="bold" style:font-name-complex="Times New Roman1" style:font-size-complex="12pt" style:font-weight-complex="bold"/>
    </style:style>
    <style:style style:name="P5" style:family="paragraph" style:parent-style-name="No_20_Spacing"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6" style:family="paragraph" style:parent-style-name="Standard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 style:list-style-name="WWNum1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9" style:family="paragraph" style:parent-style-name="Standard" style:list-style-name="WWNum3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10" style:family="paragraph" style:parent-style-name="Standard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en" style:country-asian="AU" style:font-weight-asian="bold" style:font-name-complex="Times New Roman1" style:font-size-complex="13.5pt" style:font-weight-complex="bold"/>
    </style:style>
    <style:style style:name="P11" style:family="paragraph" style:parent-style-name="Standard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en" style:country-asian="AU" style:font-weight-asian="bold" style:font-name-complex="Times New Roman1" style:font-size-complex="24pt" style:font-weight-complex="bold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P13" style:family="paragraph" style:parent-style-name="Standard" style:list-style-name="WWNum2">
      <style:paragraph-properties fo:margin-top="0cm" fo:margin-bottom="0cm" fo:line-height="100%"/>
      <style:text-properties style:font-name="Times New Roman" fo:font-size="12pt" fo:font-style="italic" fo:font-weight="bold" style:font-name-asian="Times New Roman1" style:font-size-asian="12pt" style:language-asian="en" style:country-asian="AU" style:font-style-asian="italic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Heading_20_1">
      <style:text-properties fo:color="#00000a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style:font-name-asian="Times New Roman1" style:font-size-asian="12pt" style:language-asian="en" style:country-asian="AU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language-asian="en" style:country-asian="AU" style:font-weight-asian="bold" style:font-name-complex="Times New Roman1" style:font-size-complex="12pt" style:font-weight-complex="bold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lin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" draw:name="Picture 3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4" draw:name="Picture 4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6" draw:name="Picture 5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8" draw:name="Picture 6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10" draw:name="Picture 7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12" draw:name="Picture 8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14" draw:name="Picture 9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16" draw:name="Picture 10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18" draw:name="Picture 11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0" draw:name="Picture 12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2" draw:name="Picture 13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4" draw:name="Picture 14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6" draw:name="Picture 15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28" draw:name="Picture 16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30" draw:name="Picture 17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draw:frame text:anchor-type="page" text:anchor-page-number="1" draw:z-index="32" draw:name="Picture 18" draw:style-name="gr1" draw:text-style-name="P16" svg:width="1.825cm" svg:height="0.687cm" svg:x="0cm" svg:y="0cm">
        <draw:image xlink:href="Pictures/10000000000000450000001ADB53E15A.gif" xlink:type="simple" xlink:show="embed" xlink:actuate="onLoad">
          <text:p/>
        </draw:image>
      </draw:frame>
      <text:p text:style-name="P7"><text:span text:style-name="T1">AAC car wash</text:span> open 24/7<text:bookmark text:name="_GoBack"/></text:p>
      <text:p text:style-name="No_20_Spacing"><text:span text:style-name="cards-reveal-left-container_20_cards-reveal-show-lat-lng">-32.120382, 115.795095</text:span></text:p>
      <text:p text:style-name="No_20_Spacing">Cockburn </text:p>
      <text:p text:style-name="No_20_Spacing">71 Shallcross St Yangebup WA 6164</text:p>
      <text:p text:style-name="No_20_Spacing"/>
      <text:p text:style-name="No_20_Spacing"><text:span text:style-name="cards-reveal-left-container_20_cards-reveal-show-lat-lng">-31.894263, 115.924755</text:span></text:p>
      <text:p text:style-name="No_20_Spacing">Morley </text:p>
      <text:p text:style-name="No_20_Spacing">501 Walter RD East Morley WA 6062</text:p>
      <text:p text:style-name="No_20_Spacing"/>
      <text:p text:style-name="No_20_Spacing"><text:span text:style-name="cards-reveal-left-container_20_cards-reveal-show-lat-lng">-31.785947, 115.826296</text:span></text:p>
      <text:p text:style-name="No_20_Spacing">Pearsall </text:p>
      <text:p text:style-name="No_20_Spacing">Peak, Ocean Reef Rd Pearsall WA 6065</text:p>
      <text:p text:style-name="No_20_Spacing"/>
      <text:p text:style-name="No_20_Spacing"/>
      <text:p text:style-name="P1">BP Car Washes</text:p>
      <text:p text:style-name="Standard">Inner Perth</text:p>
      <text:p text:style-name="P2"><text:span text:style-name="content">BP Connect East Perth</text:span></text:p>
      <text:p text:style-name="P2"><text:span text:style-name="cards-reveal-left-container_20_cards-reveal-show-lat-lng">-31.950466, 115.876498</text:span></text:p>
      <text:p text:style-name="P3">68-70 Brown St </text:p>
      <text:p text:style-name="P3">East Perth, Western Australia 6004</text:p>
      <text:p text:style-name="No_20_Spacing"><text:span text:style-name="label">Phone: </text:span><text:span text:style-name="content">(08) 9421 1280</text:span></text:p>
      <text:p text:style-name="No_20_Spacing"><text:span text:style-name="content">Mon to Sun - 8:30am - 5:30pm</text:span></text:p>
      <text:p text:style-name="No_20_Spacing"><text:span text:style-name="content"/></text:p>
      <text:p text:style-name="No_20_Spacing"><text:span text:style-name="content">BP Connect Carlisle </text:span></text:p>
      <text:p text:style-name="No_20_Spacing"><text:span text:style-name="cards-reveal-left-container_20_cards-reveal-show-lat-lng">-31.971833, 115.918870</text:span></text:p>
      <text:p text:style-name="P3">Cnr Archer &amp; Orrong Rds </text:p>
      <text:p text:style-name="P3">Carlisle, Western Australia 6101</text:p>
      <text:p text:style-name="No_20_Spacing"><text:span text:style-name="label">Phone: </text:span><text:span text:style-name="content">(08) 9361 7210</text:span></text:p>
      <text:p text:style-name="No_20_Spacing"><text:span text:style-name="content">Mon to Sun - 8:30am - 5:30pm</text:span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>BP Connect Nookenburra</text:span></text:p>
      <text:p text:style-name="No_20_Spacing"><text:span text:style-name="cards-reveal-left-container_20_cards-reveal-show-lat-lng">-31.902418, 115.799252</text:span></text:p>
      <text:p text:style-name="P3">386 Scarborough Rd </text:p>
      <text:p text:style-name="P3">Innaloo, Western Australia 6018</text:p>
      <text:p text:style-name="No_20_Spacing"><text:span text:style-name="label">Phone: </text:span><text:span text:style-name="content">(08) 9244 2322</text:span></text:p>
      <text:p text:style-name="No_20_Spacing"><text:span text:style-name="content">Mon to Sun - 8:30am - 5:30pm</text:span></text:p>
      <text:p text:style-name="Standard"/>
      <text:p text:style-name="No_20_Spacing"><text:span text:style-name="content">BP Connect South Perth</text:span></text:p>
      <text:p text:style-name="P2"><text:span text:style-name="cards-reveal-left-container_20_cards-reveal-show-lat-lng">-31.972460, 115.851961</text:span></text:p>
      <text:p text:style-name="P3">9 Mends St </text:p>
      <text:p text:style-name="P3">South Perth, Western Australia 6151</text:p>
      <text:p text:style-name="No_20_Spacing"><text:span text:style-name="label">Phone: </text:span><text:span text:style-name="content">(08) 9368 1156</text:span></text:p>
      <text:p text:style-name="No_20_Spacing"><text:span text:style-name="content">Mon to Sun - 8:30am - 5:30pm</text:span></text:p>
      <text:p text:style-name="Standard"/>
      <text:p text:style-name="No_20_Spacing"><text:span text:style-name="content">BP Connect </text:span></text:p>
      <text:p text:style-name="No_20_Spacing"><text:span text:style-name="cards-reveal-left-container_20_cards-reveal-show-lat-lng">-31.894657, 115.896680</text:span></text:p>
      <text:p text:style-name="P3">257 Walter Rd </text:p>
      <text:p text:style-name="P3">Morley, Western Australia 6062</text:p>
      <text:p text:style-name="No_20_Spacing"><text:span text:style-name="label">Phone: </text:span><text:span text:style-name="content">(08) 9375 3699</text:span></text:p>
      <text:p text:style-name="No_20_Spacing"><text:span text:style-name="content">Mon to Sun - 8:30am - 5:30pm</text:span></text:p>
      <text:p text:style-name="No_20_Spacing"/>
      <text:p text:style-name="No_20_Spacing"/>
      <text:p text:style-name="No_20_Spacing"><text:span text:style-name="content">BP Connect Wembley</text:span></text:p>
      <text:p text:style-name="No_20_Spacing"><text:soft-page-break/><text:span text:style-name="cards-reveal-left-container_20_cards-reveal-show-lat-lng">-31.940287, 115.820208</text:span></text:p>
      <text:p text:style-name="P5">240 Cambridge St </text:p>
      <text:p text:style-name="P3">Wembley, Western Australia 6014</text:p>
      <text:p text:style-name="No_20_Spacing"><text:span text:style-name="label">Phone: </text:span><text:span text:style-name="content">(08) 9381 1000</text:span></text:p>
      <text:p text:style-name="No_20_Spacing"><text:span text:style-name="content">Mon to Sun - 8:30am - 5:30pm</text:span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/></text:p>
      <text:p text:style-name="No_20_Spacing"><text:span text:style-name="content">South Perth</text:span></text:p>
      <text:p text:style-name="No_20_Spacing"><text:span text:style-name="content"/></text:p>
      <text:p text:style-name="No_20_Spacing"><text:span text:style-name="content">BP Connect Myaree</text:span></text:p>
      <text:p text:style-name="No_20_Spacing"><text:span text:style-name="cards-reveal-left-container_20_cards-reveal-show-lat-lng">32.045601, 115.820253</text:span></text:p>
      <text:p text:style-name="P3">246 Leach Hwy </text:p>
      <text:p text:style-name="P3">Myaree, Western Australia 6154</text:p>
      <text:p text:style-name="No_20_Spacing"><text:span text:style-name="label">Phone: </text:span><text:span text:style-name="content">(08) 9317 4233</text:span></text:p>
      <text:p text:style-name="No_20_Spacing"><text:span text:style-name="content">Mon to Sun - 8:30am - 5:30pm</text:span></text:p>
      <text:p text:style-name="No_20_Spacing"><text:span text:style-name="content"/></text:p>
      <text:p text:style-name="No_20_Spacing"><text:span text:style-name="content">BP Connect Burrendah</text:span></text:p>
      <text:p text:style-name="No_20_Spacing"><text:span text:style-name="cards-reveal-left-container_20_cards-reveal-show-lat-lng">-32.058271, 115.882023</text:span></text:p>
      <text:p text:style-name="P3">Cnr Burrendah &amp; Pinetree Gully Rd</text:p>
      <text:p text:style-name="P3">Willetton, Western Australia 6155</text:p>
      <text:p text:style-name="P2"><text:span text:style-name="label">Phone: </text:span><text:span text:style-name="content">(08) 9332 1666</text:span></text:p>
      <text:p text:style-name="P2"><text:span text:style-name="content">Mon to Sun - 8:30am - 5:30pm</text:span></text:p>
      <text:p text:style-name="P2"><text:span text:style-name="content"/></text:p>
      <text:p text:style-name="P2"><text:span text:style-name="content">BP Connect Mandurah Forum</text:span></text:p>
      <text:p text:style-name="P2"><text:span text:style-name="cards-reveal-left-container_20_cards-reveal-show-lat-lng">-32.536463, 115.741828</text:span></text:p>
      <text:p text:style-name="P3">Pinjarra Rd </text:p>
      <text:p text:style-name="P3">Mandurah, Western Australia 6210</text:p>
      <text:p text:style-name="P2"><text:span text:style-name="label">Phone: </text:span><text:span text:style-name="content">(08) 9581 5248</text:span></text:p>
      <text:p text:style-name="P2"><text:span text:style-name="content">Mon to Sun - 8:30am - 5:30pm</text:span></text:p>
      <text:p text:style-name="P2"><text:span text:style-name="content"/></text:p>
      <text:p text:style-name="P2"><text:span text:style-name="content">BP Connect Palm Springs</text:span></text:p>
      <text:p text:style-name="P2"><text:span text:style-name="cards-reveal-left-container_20_cards-reveal-show-lat-lng">-32.348213, 115.761457</text:span></text:p>
      <text:p text:style-name="P3">Corner of Warnbro Sound Ave &amp; Halliburton St </text:p>
      <text:p text:style-name="P3">Warnbro, Western Australia 6169</text:p>
      <text:p text:style-name="P2"><text:span text:style-name="label">Phone: </text:span><text:span text:style-name="content">(08) 9593 4441</text:span></text:p>
      <text:p text:style-name="P2"><text:span text:style-name="content">Mon to Sun - 8:30am – 5:30pm</text:span></text:p>
      <text:p text:style-name="P2"><text:span text:style-name="content"/></text:p>
      <text:p text:style-name="P2"><text:span text:style-name="content">*******************************************</text:span></text:p>
      <text:p text:style-name="P2"><text:span text:style-name="content"/></text:p>
      <text:p text:style-name="P2"><text:span text:style-name="content">BP Connect Riverton</text:span></text:p>
      <text:p text:style-name="P2"><text:span text:style-name="cards-reveal-left-container_20_cards-reveal-show-lat-lng">-32.038801, 115.904382</text:span></text:p>
      <text:p text:style-name="P3">339 High Rd </text:p>
      <text:p text:style-name="P3">Riverton, Western Australia 6148</text:p>
      <text:p text:style-name="P2"><text:span text:style-name="content">Mon to Sun - 8:30am - 5:30pm</text:span></text:p>
      <text:p text:style-name="P2"><text:span text:style-name="content"/></text:p>
      <text:p text:style-name="P2"><text:span text:style-name="content">BP Connect Huntingdale</text:span></text:p>
      <text:p text:style-name="P2"><text:span text:style-name="cards-reveal-left-container_20_cards-reveal-show-lat-lng">-32.038801, 115.904382</text:span></text:p>
      <text:p text:style-name="P3">Cnr Warton &amp; Matilda Rds </text:p>
      <text:p text:style-name="P3">Huntingdale, Western Australia 6110</text:p>
      <text:p text:style-name="P2"><text:span text:style-name="label">Phone: </text:span><text:span text:style-name="content">(08) 9490 2912</text:span></text:p>
      <text:p text:style-name="P2"><text:span text:style-name="content">Mon to Sun - 8:30am - 5:30pm</text:span></text:p>
      <text:p text:style-name="P2"><text:span text:style-name="content"/></text:p>
      <text:p text:style-name="P2"><text:span text:style-name="content">BP Connect Rockingham Park</text:span></text:p>
      <text:p text:style-name="P2"><text:span text:style-name="cards-reveal-left-container_20_cards-reveal-show-lat-lng">-32.289555, 115.740871</text:span></text:p>
      <text:p text:style-name="P3"><text:soft-page-break/>Read St </text:p>
      <text:p text:style-name="P3">Rockingham Park, Western Australia 6168</text:p>
      <text:p text:style-name="P2"><text:span text:style-name="label">Phone:  </text:span><text:span text:style-name="content">(08) 9527 2092</text:span></text:p>
      <text:p text:style-name="P2"><text:span text:style-name="content">Mon to Sun - 8:30am - 5:30pm</text:span></text:p>
      <text:p text:style-name="No_20_Spacing"/>
      <text:p text:style-name="P2"><text:span text:style-name="content"/></text:p>
      <text:p text:style-name="P2"><text:span text:style-name="content">BP Connect Westgate</text:span></text:p>
      <text:p text:style-name="P2"><text:span text:style-name="cards-reveal-left-container_20_cards-reveal-show-lat-lng">-32.045185, 115.753091</text:span></text:p>
      <text:p text:style-name="P3">85 Queen Victoria St </text:p>
      <text:p text:style-name="P3">Fremantle, Western Australia 6160</text:p>
      <text:p text:style-name="P2"><text:span text:style-name="label">Phone:  </text:span><text:span text:style-name="content">(08) 9335 9066</text:span></text:p>
      <text:p text:style-name="P2"><text:span text:style-name="content">Mon to Sun - 8:30am - 5:30pm</text:span></text:p>
      <text:p text:style-name="No_20_Spacing"/>
      <text:p text:style-name="P1"/>
      <text:p text:style-name="P1">Coles Express car wash</text:p>
      <text:p text:style-name="P3">Coles Express Wembley</text:p>
      <text:p text:style-name="P2"><text:span text:style-name="cards-reveal-left-container_20_cards-reveal-show-lat-lng">-31.940769, 115.811992</text:span></text:p>
      <text:p text:style-name="P3">337 Cambridge St </text:p>
      <text:p text:style-name="P3">Wembley, Western Australia 6014</text:p>
      <text:p text:style-name="P2"><text:span text:style-name="label">Phone: </text:span><text:span text:style-name="content">(08) 9383 9566</text:span></text:p>
      <text:p text:style-name="P2"><text:span text:style-name="content">Mon to Sun - 8:30am - 5:30pm</text:span></text:p>
      <text:p text:style-name="P2"><text:span text:style-name="content"/></text:p>
      <text:p text:style-name="P6">South Perth</text:p>
      <text:p text:style-name="P3">Coles Express Casuarina</text:p>
      <text:p text:style-name="P2"><text:span text:style-name="cards-reveal-left-container_20_cards-reveal-show-lat-lng">-32.232029, 115.848116</text:span></text:p>
      <text:p text:style-name="P3">Cnr Thomas &amp; Johnson Rds </text:p>
      <text:p text:style-name="P3">Casuarina, Western Australia 6167</text:p>
      <text:p text:style-name="P2"><text:span text:style-name="label">Phone: </text:span><text:span text:style-name="content">(08) 9439 5166</text:span></text:p>
      <text:p text:style-name="P2"><text:span text:style-name="content">Mon to Sun - 8:30am - 5:30pm</text:span></text:p>
      <text:p text:style-name="P2"><text:span text:style-name="content"/></text:p>
      <text:p text:style-name="P2"><text:span text:style-name="content"><text:span text:style-name="T3">Coles Express </text:span></text:span><text:span text:style-name="content">Waikiki</text:span></text:p>
      <text:p text:style-name="P2"><text:span text:style-name="cards-reveal-left-container_20_cards-reveal-show-lat-lng">-32.314937, 115.753210</text:span></text:p>
      <text:p text:style-name="P3">1-9 Gnangara Drive </text:p>
      <text:p text:style-name="P3">Waikiki, Western Australia 6169</text:p>
      <text:p text:style-name="P2"><text:span text:style-name="label">Phone: </text:span><text:span text:style-name="content">(08) 9592 8088</text:span></text:p>
      <text:p text:style-name="P2"><text:span text:style-name="content">Mon to Sun - 8:30am - 5:30pm</text:span></text:p>
      <text:p text:style-name="P3"/>
      <text:p text:style-name="P3"><text:span text:style-name="content">Coles Express </text:span>Willetton</text:p>
      <text:p text:style-name="P2"><text:span text:style-name="cards-reveal-left-container_20_cards-reveal-show-lat-lng">-32.038400, 115.894094</text:span></text:p>
      <text:p text:style-name="P3">Cnr Vahland Ave &amp; High Rd </text:p>
      <text:p text:style-name="P3">Willetton, Western Australia 6155</text:p>
      <text:p text:style-name="P2"><text:span text:style-name="label">Phone: </text:span><text:span text:style-name="content">(08) 9457 9055</text:span></text:p>
      <text:p text:style-name="P2"><text:span text:style-name="content">Mon to Sun - 8:30am - 5:30pm</text:span></text:p>
      <text:p text:style-name="P3">Service Options </text:p>
      <text:list xml:id="list1274744135081751310" text:style-name="WWNum1">
        <text:list-item>
          <text:p text:style-name="P8">Car Wash</text:p>
        </text:list-item>
        <text:list-item>
          <text:p text:style-name="P8">Exterior Detailing</text:p>
        </text:list-item>
        <text:list-item>
          <text:p text:style-name="P8">Interior Detailing</text:p>
        </text:list-item>
        <text:list-item>
          <text:p text:style-name="P8">Paint Protection</text:p>
        </text:list-item>
        <text:list-item>
          <text:p text:style-name="P8">Seats and Carpet Shampoo</text:p>
        </text:list-item>
        <text:list-item>
          <text:p text:style-name="P8">Underbody</text:p>
        </text:list-item>
        <text:list-item>
          <text:p text:style-name="P8"><text:soft-page-break/>Wax</text:p>
        </text:list-item>
        <text:list-item>
          <text:p text:style-name="P8">Window Cleaning</text:p>
        </text:list-item>
      </text:list>
      <text:p text:style-name="P3"/>
      <text:p text:style-name="P3">**********************************</text:p>
      <text:h text:style-name="P10" text:outline-level="3">RHINO CAR WASH</text:h>
      <text:p text:style-name="Standard"/>
      <text:p text:style-name="Standard"><text:a xlink:type="simple" xlink:href="http://www.rhinocarwash.com.au/beaconsfield" text:style-name="Internet_20_link" text:visited-style-name="Visited_20_Internet_20_Link"><text:span text:style-name="T5">Beaconsfield - South Fremantle</text:span></text:a></text:p>
      <text:p text:style-name="Standard"><text:span text:style-name="cards-reveal-left-container_20_cards-reveal-show-lat-lng">-32.074402, 115.760839</text:span><text:line-break/>2 Culver St, South Fremantle, WA 6162<text:line-break/></text:p>
      <text:p text:style-name="Standard"><text:a xlink:type="simple" xlink:href="http://www.rhinocarwash.com.au/highwycombe/" text:style-name="Internet_20_link" text:visited-style-name="Visited_20_Internet_20_Link"><text:span text:style-name="T5">High Wycombe - Kalamunda - Forrestfield</text:span></text:a></text:p>
      <text:p text:style-name="Standard"><text:span text:style-name="cards-reveal-left-container_20_cards-reveal-show-lat-lng">-31.936442, 116.005843</text:span><text:line-break/>1 Newburn Rd , High Wycombe, WA 6057<text:line-break/></text:p>
      <text:p text:style-name="Standard"><text:a xlink:type="simple" xlink:href="http://www.rhinocarwash.com.au/rockingham/" text:style-name="Internet_20_link" text:visited-style-name="Visited_20_Internet_20_Link"><text:span text:style-name="T5">Rockingham</text:span></text:a></text:p>
      <text:p text:style-name="Standard"><text:span text:style-name="cards-reveal-left-container_20_cards-reveal-show-lat-lng">-32.276215, 115.760047</text:span><text:line-break/>42 Hurrell Way, Rockingham WA 6168<text:line-break/>Ennis Ave &amp; Dixon Rd, Rockingham WA 6168<text:line-break/></text:p>
      <text:p text:style-name="Standard"><text:a xlink:type="simple" xlink:href="http://www.rhinocarwash.com.au/kelmscott/" text:style-name="Internet_20_link" text:visited-style-name="Visited_20_Internet_20_Link"><text:span text:style-name="T5">Kelmscott - Gosnells</text:span></text:a></text:p>
      <text:p text:style-name="Standard"><text:span text:style-name="cards-reveal-left-container_20_cards-reveal-show-lat-lng">-32.075935, 116.006545</text:span><text:line-break/>2351 Albany Hwy, Kelmscott  WA 6110  </text:p>
      <text:p text:style-name="Standard">************************************************</text:p>
      <text:p text:style-name="P1">Kwik N’ Kleen</text:p>
      <text:p text:style-name="No_20_Spacing">Bentley </text:p>
      <text:p text:style-name="No_20_Spacing"><text:span text:style-name="cards-reveal-left-container_20_cards-reveal-show-lat-lng">-32.002650, 115.919262</text:span></text:p>
      <text:p text:style-name="No_20_Spacing">1145 Albany Hwy Bentley 6102</text:p>
      <text:p text:style-name="No_20_Spacing"/>
      <text:p text:style-name="No_20_Spacing">Kenwick</text:p>
      <text:p text:style-name="No_20_Spacing"><text:span text:style-name="cards-reveal-left-container_20_cards-reveal-show-lat-lng">-32.043042, 115.973489</text:span></text:p>
      <text:p text:style-name="No_20_Spacing">1770 Albany HWY Kenwick 6107</text:p>
      <text:p text:style-name="Standard">*************************************************</text:p>
      <text:p text:style-name="P4">AQUAVALET CARWASH</text:p>
      <text:p text:style-name="P2"><text:span text:style-name="cards-reveal-left-container_20_cards-reveal-show-lat-lng">-32.118822, 116.015933</text:span><text:span text:style-name="T3"><text:line-break/>2907 Albany Hwy, KELMSCOTT WA 6111</text:span></text:p>
      <text:p text:style-name="P2"><text:span text:style-name="T2">Address:</text:span> 2907 Albany Hwy, KELMSCOTT WA 6111<text:line-break/><text:span text:style-name="T2">Opened: </text:span>Dec 1999<text:line-break/><text:span text:style-name="T2">Car Wash Equipment:</text:span><text:line-break/>Self Serve (6 bays) <text:s/>- DONE<text:span text:style-name="T3"><text:line-break/></text:span><draw:frame draw:style-name="fr1" draw:name="1" text:anchor-type="char" svg:x="0cm" svg:y="0cm" svg:width="1.826cm" svg:height="0.686cm" draw:z-index="1"><draw:image xlink:href="Pictures/10000000000000450000001ADB53E15A.gif" xlink:type="simple" xlink:show="embed" xlink:actuate="onLoad"/></draw:frame></text:p>
      <text:p text:style-name="P4">BP BEELIAR</text:p>
      <text:p text:style-name="P2"><text:span text:style-name="cards-reveal-left-container_20_cards-reveal-show-lat-lng">-32.127348, 115.843451</text:span><text:span text:style-name="T3"><text:line-break/>701 Beeliar Drive, BEELIAR WA</text:span></text:p>
      <text:p text:style-name="P2"><text:soft-page-break/><text:span text:style-name="T2">Address:</text:span> 701 Beeliar Drive, BEELIAR WA<text:line-break/><text:span text:style-name="T2">Opened: </text:span>Jun 2013<text:line-break/><text:span text:style-name="T2">Car Wash Equipment:</text:span><text:line-break/>Water Wizard (x 1)<text:line-break/>Swipe at the Bay</text:p>
      <text:p text:style-name="P2">Self Serve (3 bays)<text:line-break/>Fragrance &amp; Vacuum (x 2)<text:line-break/>Plain Vacuums (x 2) ---- DONE<text:span text:style-name="T3"><text:line-break/></text:span><draw:frame draw:style-name="fr1" draw:name="2" text:anchor-type="char" svg:x="0cm" svg:y="0cm" svg:width="1.826cm" svg:height="0.686cm" draw:z-index="3"><draw:image xlink:href="Pictures/10000000000000450000001ADB53E15A.gif" xlink:type="simple" xlink:show="embed" xlink:actuate="onLoad"/></draw:frame></text:p>
      <text:p text:style-name="P4">CANNING BRIDGE SUPER WASH</text:p>
      <text:p text:style-name="P2"><text:span text:style-name="cards-reveal-left-container_20_cards-reveal-show-lat-lng">-32.012780, 115.849610</text:span><text:span text:style-name="T3"><text:line-break/>Lot 3, 909 Canning Hwy, MOUNT PLEASANT WA 6153</text:span></text:p>
      <text:p text:style-name="P2"><text:span text:style-name="T2">Address:</text:span> Lot 3, 909 Canning Hwy, MOUNT PLEASANT WA 6153<text:line-break/><text:span text:style-name="T2">Opened: </text:span>Nov 1999<text:line-break/><text:span text:style-name="T2">Car Wash Equipment:</text:span><text:line-break/>Water Wizard (x 2)<text:line-break/>Self Serve (5 bays) <text:s/>--- DONE<text:span text:style-name="T3"><text:line-break/></text:span><draw:frame draw:style-name="fr1" draw:name="3" text:anchor-type="char" svg:x="0cm" svg:y="0cm" svg:width="1.826cm" svg:height="0.686cm" draw:z-index="5"><draw:image xlink:href="Pictures/10000000000000450000001ADB53E15A.gif" xlink:type="simple" xlink:show="embed" xlink:actuate="onLoad"/></draw:frame></text:p>
      <text:p text:style-name="P4">Southern River Super Wash</text:p>
      <text:p text:style-name="P2"><text:span text:style-name="cards-reveal-left-container_20_cards-reveal-show-lat-lng">-32.096622, 115.935308</text:span><text:span text:style-name="T3"><text:line-break/>2 Furley Road, SOUTHERN RIVER WA 6110</text:span><text:line-break/><text:span text:style-name="T2">Opened: </text:span>Nov -0001<text:line-break/><text:span text:style-name="T2">Car Wash Equipment:</text:span><text:line-break/>Self Serve (6 bays) --- DONE<text:span text:style-name="T3"><text:line-break/></text:span><draw:frame draw:style-name="fr1" draw:name="4" text:anchor-type="char" svg:x="0cm" svg:y="0cm" svg:width="1.826cm" svg:height="0.686cm" draw:z-index="7"><draw:image xlink:href="Pictures/10000000000000450000001ADB53E15A.gif" xlink:type="simple" xlink:show="embed" xlink:actuate="onLoad"/></draw:frame></text:p>
      <text:p text:style-name="P4">Cars U Wash</text:p>
      <text:p text:style-name="P2"><text:span text:style-name="cards-reveal-left-container_20_cards-reveal-show-lat-lng">-31.894427, 115.781273</text:span><text:span text:style-name="T3"><text:line-break/>222 Scarborough Beach Rd, Doubleview WA 6018</text:span></text:p>
      <text:p text:style-name="P2"><text:span text:style-name="T2">Car Wash Equipment:</text:span><text:line-break/>Self Serve (7 bays) – DONE<text:span text:style-name="T3"><text:line-break/></text:span><draw:frame draw:style-name="fr1" draw:name="5" text:anchor-type="char" svg:x="0cm" svg:y="0cm" svg:width="1.826cm" svg:height="0.686cm" draw:z-index="9"><draw:image xlink:href="Pictures/10000000000000450000001ADB53E15A.gif" xlink:type="simple" xlink:show="embed" xlink:actuate="onLoad"/></draw:frame></text:p>
      <text:p text:style-name="P4">CARS U WASH</text:p>
      <text:p text:style-name="P2"><text:span text:style-name="cards-reveal-left-container_20_cards-reveal-show-lat-lng">-32.511019, 115.742686</text:span><text:span text:style-name="T3"><text:line-break/></text:span></text:p>
      <text:p text:style-name="P2"><text:span text:style-name="T2">Address:</text:span> Lot 1, Cnr Freemantle &amp; Gordon Rds, MANDURAH WA 6210<text:line-break/><text:span text:style-name="T2">Opened: </text:span>Jun 1999<text:line-break/><text:span text:style-name="T2">Car Wash Equipment:</text:span><text:line-break/>Self Serve (7 bays) – DONE<text:span text:style-name="T3"><text:line-break/></text:span><draw:frame draw:style-name="fr1" draw:name="6" text:anchor-type="char" svg:x="0cm" svg:y="0cm" svg:width="1.826cm" svg:height="0.686cm" draw:z-index="11"><draw:image xlink:href="Pictures/10000000000000450000001ADB53E15A.gif" xlink:type="simple" xlink:show="embed" xlink:actuate="onLoad"/></draw:frame></text:p>
      <text:p text:style-name="P4"/>
      <text:p text:style-name="P4"/>
      <text:p text:style-name="P4"/>
      <text:p text:style-name="P4">DUNCRAIG CAR WASH</text:p>
      <text:p text:style-name="P2"><text:span text:style-name="cards-reveal-left-container_20_cards-reveal-show-lat-lng">-31.834269, 115.782795</text:span><text:span text:style-name="T3"><text:line-break/>Cnr Glengarry &amp; Arnisdale Road, DUNCRAIG WA 6023</text:span></text:p>
      <text:p text:style-name="P2"><text:span text:style-name="T2">Address:</text:span> Cnr Glengarry &amp; Arnisdale Road, DUNCRAIG WA 6023<text:line-break/><text:span text:style-name="T2">Opened: </text:span>Feb 2004<text:line-break/><text:span text:style-name="T2">Car Wash Equipment:</text:span><text:line-break/>Water Wizard (x 1)<text:line-break/>Self Serve (4 bays) – DONE<text:span text:style-name="T3"><text:line-break/></text:span><draw:frame draw:style-name="fr1" draw:name="7" text:anchor-type="char" svg:x="0cm" svg:y="0cm" svg:width="1.826cm" svg:height="0.686cm" draw:z-index="13"><draw:image xlink:href="Pictures/10000000000000450000001ADB53E15A.gif" xlink:type="simple" xlink:show="embed" xlink:actuate="onLoad"/></draw:frame><draw:frame draw:style-name="fr1" draw:name="8" text:anchor-type="char" svg:x="0cm" svg:y="0cm" svg:width="1.826cm" svg:height="0.686cm" draw:z-index="15"><draw:image xlink:href="Pictures/10000000000000450000001ADB53E15A.gif" xlink:type="simple" xlink:show="embed" xlink:actuate="onLoad"/></draw:frame></text:p>
      <text:p text:style-name="P4"/>
      <text:p text:style-name="P4">GREENWOOD SUPER WASH</text:p>
      <text:p text:style-name="P2"><text:span text:style-name="cards-reveal-left-container_20_cards-reveal-show-lat-lng">-31.822110, 115.815670</text:span><text:span text:style-name="T3"><text:line-break/>Lot 2, Canham Way, GREENWOOD WA 6024</text:span></text:p>
      <text:p text:style-name="P2"><text:span text:style-name="T2">Address:</text:span> Lot 2, Canham Way, GREENWOOD WA 6024<text:line-break/><text:span text:style-name="T2">Opened: </text:span>Dec 2010<text:line-break/><text:span text:style-name="T2">Car Wash Equipment:</text:span><text:line-break/>Water Wizard (x 1)<text:line-break/><text:soft-page-break/>Self Serve (4 bays)<text:line-break/>Fragrance &amp; Vacuum (x 2)<text:line-break/>Plain Vacuums (x 2) <text:s text:c="2"/>--- DONE<text:span text:style-name="T3"><text:line-break/>****************</text:span></text:p>
      <text:p text:style-name="P3"><draw:frame draw:style-name="fr1" draw:name="9" text:anchor-type="char" svg:x="0cm" svg:y="0cm" svg:width="1.826cm" svg:height="0.686cm" draw:z-index="17"><draw:image xlink:href="Pictures/10000000000000450000001ADB53E15A.gif" xlink:type="simple" xlink:show="embed" xlink:actuate="onLoad"/></draw:frame></text:p>
      <text:p text:style-name="P4">JETWASH TUART HILL</text:p>
      <text:p text:style-name="P2"><text:span text:style-name="cards-reveal-left-container_20_cards-reveal-show-lat-lng">-31.900188, 115.842343</text:span><text:span text:style-name="T3"><text:line-break/>116 Wanneroo Rd, TUART HILL WA 6060</text:span></text:p>
      <text:p text:style-name="P2"><text:span text:style-name="T2">Address:</text:span> 116 Wanneroo Rd, TUART HILL WA 6060<text:line-break/><text:span text:style-name="T2">Opened: </text:span>Jan 1998<text:line-break/><text:span text:style-name="T2">Car Wash Equipment:</text:span><text:line-break/>Self Serve (5 bays) – DONE<text:span text:style-name="T3"><text:line-break/></text:span><draw:frame draw:style-name="fr1" draw:name="10" text:anchor-type="char" svg:x="0cm" svg:y="0cm" svg:width="1.826cm" svg:height="0.686cm" draw:z-index="19"><draw:image xlink:href="Pictures/10000000000000450000001ADB53E15A.gif" xlink:type="simple" xlink:show="embed" xlink:actuate="onLoad"/></draw:frame></text:p>
      <text:p text:style-name="P2"><text:span text:style-name="T4">KA BLING CAR WASH</text:span><text:span text:style-name="T3"><text:line-break/></text:span><text:span text:style-name="cards-reveal-left-container_20_cards-reveal-show-lat-lng">-33.669135, 115.346691</text:span></text:p>
      <text:p text:style-name="P2"><text:span text:style-name="T2">Address:</text:span> 61 Cook St, BUSSELTON WA<text:line-break/><text:span text:style-name="T2">Opened: </text:span>Jul 2012<text:line-break/><text:span text:style-name="T2">Car Wash Equipment:</text:span><text:line-break/>Water Wizard (x 1)<text:line-break/>Fusion X (x 1)<text:line-break/>Self Serve (3 bays)<text:line-break/>Swipe at the Bay<text:line-break/>Fragrance &amp; Vacuum (x 3)<text:line-break/>Shampoo &amp; Vacuum (x 1)<text:line-break/>Plain Vacuums (x 2)<text:line-break/>Dog Wash (x 1) <text:s/>--- DONE<text:span text:style-name="T3"><text:line-break/></text:span><draw:frame draw:style-name="fr1" draw:name="11" text:anchor-type="char" svg:x="0cm" svg:y="0cm" svg:width="1.826cm" svg:height="0.686cm" draw:z-index="21"><draw:image xlink:href="Pictures/10000000000000450000001ADB53E15A.gif" xlink:type="simple" xlink:show="embed" xlink:actuate="onLoad"/></draw:frame></text:p>
      <text:p text:style-name="P4"/>
      <text:p text:style-name="P4"/>
      <text:p text:style-name="P4"/>
      <text:p text:style-name="P4"/>
      <text:p text:style-name="P2"><text:span text:style-name="T4">MADWAX CAR WASH</text:span><text:span text:style-name="T3"><text:line-break/></text:span><text:span text:style-name="cards-reveal-left-container_20_cards-reveal-show-lat-lng">-30.753108, 121.465665</text:span></text:p>
      <text:p text:style-name="P2"><text:span text:style-name="T2">Address:</text:span> 446 Hannan St, KALGOORLIE WA 6430<text:line-break/><text:span text:style-name="T2">Opened: </text:span>Feb 1997<text:line-break/><text:span text:style-name="T2">Car Wash Equipment:</text:span><text:line-break/>Water Wizard (x 1)<text:line-break/>Self Serve (4 bays) <text:s/>---- DONE<text:span text:style-name="T3"><text:line-break/></text:span><draw:frame draw:style-name="fr1" draw:name="12" text:anchor-type="char" svg:x="0cm" svg:y="0cm" svg:width="1.826cm" svg:height="0.686cm" draw:z-index="23"><draw:image xlink:href="Pictures/10000000000000450000001ADB53E15A.gif" xlink:type="simple" xlink:show="embed" xlink:actuate="onLoad"/></draw:frame></text:p>
      <text:p text:style-name="P4">O’CONNOR FRESH</text:p>
      <text:p text:style-name="P2"><text:span text:style-name="cards-reveal-left-container_20_cards-reveal-show-lat-lng">-30.753108, 121.465665</text:span><text:span text:style-name="T3"><text:line-break/>Corner O’Connor &amp; Maguire St, KALGOORLIE WA 6430</text:span></text:p>
      <text:p text:style-name="P2"><text:span text:style-name="T2">Address:</text:span> Cnr O’Connor &amp; Maguire St, KALGOORLIE WA 6430<text:line-break/><text:span text:style-name="T2">Opened: </text:span>Oct 2004<text:line-break/><text:span text:style-name="T2">Car Wash Equipment:</text:span><text:line-break/>Self Serve (3 bays) – DONE<text:span text:style-name="T3"><text:line-break/></text:span><draw:frame draw:style-name="fr1" draw:name="13" text:anchor-type="char" svg:x="0cm" svg:y="0cm" svg:width="1.826cm" svg:height="0.686cm" draw:z-index="25"><draw:image xlink:href="Pictures/10000000000000450000001ADB53E15A.gif" xlink:type="simple" xlink:show="embed" xlink:actuate="onLoad"/></draw:frame></text:p>
      <text:p text:style-name="P4">ORD RIVER ELECTRICS</text:p>
      <text:p text:style-name="P2"><text:span text:style-name="cards-reveal-left-container_20_cards-reveal-show-lat-lng">-15.773918, 128.739013</text:span><text:span text:style-name="T3"><text:line-break/>2 Coolabah Drive, KUNUNURRA WA 6743</text:span></text:p>
      <text:p text:style-name="P2"><text:span text:style-name="T2">Address:</text:span> 2 Coolabah Drive, KUNUNURRA WA 6743<text:line-break/><text:span text:style-name="T2">Opened: </text:span>Apr 1998<text:line-break/><text:span text:style-name="T2">Car Wash Equipment:</text:span><text:line-break/>Self Serve (2 bays – DONE<text:span text:style-name="T3"><text:line-break/></text:span><draw:frame draw:style-name="fr1" draw:name="14" text:anchor-type="char" svg:x="0cm" svg:y="0cm" svg:width="1.826cm" svg:height="0.686cm" draw:z-index="27"><draw:image xlink:href="Pictures/10000000000000450000001ADB53E15A.gif" xlink:type="simple" xlink:show="embed" xlink:actuate="onLoad"/></draw:frame></text:p>
      <text:p text:style-name="P4">Sparklers Car Wash</text:p>
      <text:p text:style-name="P2"><text:span text:style-name="cards-reveal-left-container_20_cards-reveal-show-lat-lng">-33.339225, 115.648004</text:span><text:span text:style-name="T3"><text:line-break/>25 Blair St, Bunbury WA 6230</text:span></text:p>
      <text:p text:style-name="P2"><text:soft-page-break/><text:span text:style-name="T2">Address:</text:span> 25 Blair St, Bunbury WA 6230<text:line-break/><text:span text:style-name="T2">Opened: </text:span>Sep 1997<text:line-break/><text:span text:style-name="T2">Car Wash Equipment:</text:span><text:line-break/>Water Wizard (x 1)<text:line-break/>Self Serve (5 bays) <text:s/>---- DONE</text:p>
      <text:p text:style-name="P3">**********************<text:line-break/><draw:frame draw:style-name="fr1" draw:name="15" text:anchor-type="char" svg:x="0cm" svg:y="0cm" svg:width="1.826cm" svg:height="0.686cm" draw:z-index="29"><draw:image xlink:href="Pictures/10000000000000450000001ADB53E15A.gif" xlink:type="simple" xlink:show="embed" xlink:actuate="onLoad"/></draw:frame></text:p>
      <text:p text:style-name="P4">VELOCE @ 77 CARWASH CAFÉ</text:p>
      <text:p text:style-name="P2"><text:span text:style-name="cards-reveal-left-container_20_cards-reveal-show-lat-lng">-31.978833, 115.878820</text:span><text:span text:style-name="T3"><text:line-break/></text:span><text:span text:style-name="T2">Address:</text:span> 75 Canning Hwy, South Perth WA 6151)<text:span text:style-name="T3"><text:line-break/></text:span><draw:frame draw:style-name="fr1" draw:name="16" text:anchor-type="char" svg:x="0cm" svg:y="0cm" svg:width="1.826cm" svg:height="0.686cm" draw:z-index="31"><draw:image xlink:href="Pictures/10000000000000450000001ADB53E15A.gif" xlink:type="simple" xlink:show="embed" xlink:actuate="onLoad"/></draw:frame></text:p>
      <text:p text:style-name="P4">WATERWAYS CARWASH</text:p>
      <text:p text:style-name="P2"><text:span text:style-name="cards-reveal-left-container_20_cards-reveal-show-lat-lng">-32.566495, 115.681837</text:span></text:p>
      <text:p text:style-name="P2"><text:span text:style-name="T2">Address:</text:span> 26 Galbraith Loop, ERSKINE WA 6210<text:line-break/><text:span text:style-name="T2">Opened: </text:span>Oct 2009<text:line-break/><text:span text:style-name="T2">Car Wash Equipment:</text:span><text:line-break/>Self Serve (2 bays) – DONE<text:span text:style-name="T3"><text:line-break/></text:span><draw:frame draw:style-name="fr1" draw:name="17" text:anchor-type="char" svg:x="0cm" svg:y="0cm" svg:width="1.826cm" svg:height="0.686cm" draw:z-index="33"><draw:image xlink:href="Pictures/10000000000000450000001ADB53E15A.gif" xlink:type="simple" xlink:show="embed" xlink:actuate="onLoad"/></draw:frame></text:p>
      <text:p text:style-name="Standard"/>
      <text:list xml:id="list2713783357204377405" text:style-name="Outline">
        <text:list-item>
          <text:h text:style-name="P15" text:outline-level="1"/>
        </text:list-item>
        <text:list-item>
          <text:h text:style-name="P15" text:outline-level="1">Hand Car wash (washed by people)</text:h>
        </text:list-item>
        <text:list-item>
          <text:h text:style-name="Heading_20_1" text:outline-level="1">Magic Hand Car Wash</text:h>
        </text:list-item>
      </text:list>
      <text:p text:style-name="Standard"><text:span text:style-name="cards-reveal-left-container_20_cards-reveal-show-lat-lng">-31.973912, 115.883264</text:span></text:p>
      <text:p text:style-name="Standard">Kensington</text:p>
      <text:list xml:id="list1440130121400710411" text:style-name="WWNum2">
        <text:list-item>
          <text:p text:style-name="P13">78-80 Canning Hwy<text:line-break/>Victoria Park Western Australia 6100 </text:p>
        </text:list-item>
      </text:list>
      <text:p text:style-name="Standard"/>
      <text:h text:style-name="P11" text:outline-level="1">Mr Magic Car Wash</text:h>
      <text:p text:style-name="P2"><text:span text:style-name="cards-reveal-left-container_20_cards-reveal-show-lat-lng">-31.901310, 116.166668</text:span><text:span text:style-name="T3"> </text:span></text:p>
      <text:p text:style-name="P3">Unit 7110-7160 Great Eastern Hwy </text:p>
      <text:p text:style-name="P3">Mundaring, Western Australia 6073</text:p>
      <text:p text:style-name="No_20_Spacing"><text:span text:style-name="content">Mon to Sun - 8:30am - 5:30pm</text:span></text:p>
      <text:p text:style-name="P3">Service Options </text:p>
      <text:list xml:id="list5705159008046961128" text:style-name="WWNum3">
        <text:list-item>
          <text:p text:style-name="P9">Car Wash</text:p>
        </text:list-item>
      </text:list>
      <text:p text:style-name="No_20_Spacing"/>
      <text:list xml:id="list39839113" text:continue-list="list2713783357204377405" text:style-name="Outline">
        <text:list-item>
          <text:h text:style-name="Heading_20_1" text:outline-level="1">Albany Clean &amp; Green Carwash</text:h>
        </text:list-item>
      </text:list>
      <text:p text:style-name="P2"><text:span text:style-name="cards-reveal-left-container_20_cards-reveal-show-lat-lng">-34.996981, 117.872675</text:span></text:p>
      <text:p text:style-name="P3">88 Chester Pass Road </text:p>
      <text:p text:style-name="P3">Albany, Western Australia 6330</text:p>
      <text:p text:style-name="No_20_Spacing"><text:span text:style-name="content">Mon to Sun - 8:30am - 5:30pm</text:span></text:p>
      <text:p text:style-name="No_20_Spacing"><text:span text:style-name="content"/></text:p>
      <text:list xml:id="list868217776" text:continue-numbering="true" text:style-name="Outline">
        <text:list-item>
          <text:h text:style-name="Heading_20_1" text:outline-level="1"><text:soft-page-break/>Carwash On The Highway</text:h>
        </text:list-item>
      </text:list>
      <text:p text:style-name="P2"><text:span text:style-name="cards-reveal-left-container_20_cards-reveal-show-lat-lng">-28.758669, 114.625390</text:span></text:p>
      <text:p text:style-name="P3">192 North West Coastal Hwy </text:p>
      <text:p text:style-name="P3">Geraldton, Western Australia 6530</text:p>
      <text:p text:style-name="No_20_Spacing"><text:span text:style-name="content">Mon to Sun - 8:30am - 5:30pm</text:span></text:p>
      <text:p text:style-name="No_20_Spacing"><text:span text:style-name="content"/></text:p>
      <text:list xml:id="list1291923316" text:continue-numbering="true" text:style-name="Outline">
        <text:list-item>
          <text:h text:style-name="Heading_20_1" text:outline-level="1">Denmark Car And Dog Wash</text:h>
        </text:list-item>
      </text:list>
      <text:p text:style-name="Standard"><text:span text:style-name="cards-reveal-left-container_20_cards-reveal-show-lat-lng">-34.961579, 117.352477</text:span></text:p>
      <text:p text:style-name="P3">59 South Coast Highway </text:p>
      <text:p text:style-name="P3">Denmark, Western Australia 6333</text:p>
      <text:p text:style-name="No_20_Spacing"><text:span text:style-name="label">Phone: </text:span><text:span text:style-name="content">(08) 9848 3381</text:span></text:p>
      <text:p text:style-name="No_20_Spacing"><text:span text:style-name="content">Mon to Sun - 8:30am - 5:30pm</text:span></text:p>
      <text:p text:style-name="No_20_Spacing"><text:span text:style-name="content"/></text:p>
      <text:list xml:id="list1455160644" text:continue-numbering="true" text:style-name="Outline">
        <text:list-item>
          <text:h text:style-name="Heading_20_1" text:outline-level="1">Geraldton Car Wash And Fuel</text:h>
        </text:list-item>
      </text:list>
      <text:p text:style-name="Standard"><text:span text:style-name="cards-reveal-left-container_20_cards-reveal-show-lat-lng">-28.776657, 114.607879</text:span></text:p>
      <text:p text:style-name="P3">229 Lester Avenue </text:p>
      <text:p text:style-name="P3">Geraldton, Western Australia 6530</text:p>
      <text:p text:style-name="No_20_Spacing"><text:span text:style-name="label">Phone: </text:span><text:span text:style-name="content">(08) 9921 3887</text:span></text:p>
      <text:p text:style-name="No_20_Spacing"><text:span text:style-name="content">Mon to Sun - 8:30am - 5:30pm</text:span></text:p>
      <text:p text:style-name="No_20_Spacing"><text:span text:style-name="content"/></text:p>
      <text:list xml:id="list500831474" text:continue-numbering="true" text:style-name="Outline">
        <text:list-item>
          <text:h text:style-name="Heading_20_1" text:outline-level="1">Gull Albany</text:h>
        </text:list-item>
      </text:list>
      <text:p text:style-name="P2"><text:span text:style-name="cards-reveal-left-container_20_cards-reveal-show-lat-lng">-35.012453, 117.871771</text:span><text:span text:style-name="T3"> </text:span></text:p>
      <text:p text:style-name="P3">225 Albany Hwy </text:p>
      <text:p text:style-name="P3">Albany, Western Australia 6330</text:p>
      <text:p text:style-name="No_20_Spacing"><text:span text:style-name="content">Mon to Sun - 8:30am - 5:30pm</text:span></text:p>
      <text:p text:style-name="No_20_Spacing"/>
      <text:p text:style-name="No_20_Spacing"/>
      <text:p text:style-name="No_20_Spacing"/>
      <text:p text:style-name="Standard"/>
      <text:p text:style-name="No_20_Spacing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Bliss" svg:font-family="Bliss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liss1" svg:font-family="Bliss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AU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fo:color="#000000" style:font-name="Bliss" fo:font-size="11pt" style:font-size-asian="11pt" style:font-name-complex="Bliss1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en" style:country-asian="AU" style:font-weight-asian="bold" style:font-name-complex="Times New Roman1" style:font-size-complex="13.5pt" style:font-weight-complex="bold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fo:font-size="11pt" style:font-size-asian="11pt" style:font-size-complex="11pt"/>
    </style:style>
    <style:style style:name="HTML_20_Address" style:display-name="HTML Address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2pt" fo:font-style="italic" style:font-name-asian="Times New Roman1" style:font-size-asian="12pt" style:language-asian="en" style:country-asian="AU" style:font-style-asian="italic" style:font-name-complex="Times New Roman1" style:font-size-complex="12pt" style:font-style-complex="italic"/>
    </style:style>
    <style:style style:name="Pa1" style:family="paragraph" style:parent-style-name="Standard" style:default-outline-level="" style:list-style-name="">
      <style:paragraph-properties style:line-height-at-least="0.425cm"/>
      <style:text-properties fo:color="#00000a"/>
    </style:style>
    <style:style style:name="Default_20_Paragraph_20_Font" style:display-name="Default Paragraph Font" style:family="text"/>
    <style:style style:name="Italics" style:family="text" style:parent-style-name="Default_20_Paragraph_20_Font">
      <style:text-properties style:font-name="Calibri" fo:font-size="11pt" fo:font-style="italic" style:font-size-asian="11pt" style:font-style-asian="italic"/>
    </style:style>
    <style:style style:name="content" style:family="text" style:parent-style-name="Default_20_Paragraph_20_Font"/>
    <style:style style:name="label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n" style:country-asian="AU" style:font-weight-asian="bold" style:font-name-complex="Times New Roman1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style="italic" style:font-name-asian="Times New Roman1" style:language-asian="en" style:country-asian="AU" style:font-style-asian="italic" style:font-name-complex="Times New Roman1" style:font-style-complex="italic"/>
    </style:style>
    <style:style style:name="neighborhood-str-lis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-wrap" style:family="text" style:parent-style-name="Default_20_Paragraph_20_Font"/>
    <style:style style:name="offscreen" style:family="text" style:parent-style-name="Default_20_Paragraph_20_Font"/>
    <style:style style:name="biz-phone" style:family="text" style:parent-style-name="Default_20_Paragraph_20_Font"/>
    <style:style style:name="A2" style:family="text">
      <style:text-properties fo:color="#ffffff" fo:font-size="9pt" style:font-size-asian="9pt" style:font-name-complex="Bliss1" style:font-size-complex="9pt"/>
    </style:style>
    <style:style style:name="cards-reveal-left-container_20_cards-reveal-show-lat-lng" style:display-name="cards-reveal-left-container cards-reveal-show-lat-lng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ia Dent</meta:initial-creator>
    <meta:editing-cycles>15</meta:editing-cycles>
    <meta:creation-date>2014-11-04T07:41:00</meta:creation-date>
    <dc:date>2015-02-03T13:12:28</dc:date>
    <meta:editing-duration>PT9H4M4S</meta:editing-duration>
    <meta:generator>OpenOffice/4.1.1$Unix OpenOffice.org_project/411m6$Build-9775</meta:generator>
    <meta:document-statistic meta:table-count="0" meta:image-count="17" meta:object-count="0" meta:page-count="8" meta:paragraph-count="236" meta:word-count="1273" meta:character-count="7731"/>
    <meta:user-defined meta:name="AppVersion">12.0000</meta:user-defined>
    <meta:user-defined meta:name="Company">Studen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